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E0000004E14A107E26FBC1CB8.png" manifest:media-type="image/png"/>
  <manifest:file-entry manifest:full-path="Pictures/10000201000000A40000002B889A0964E4FFD4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199cm" fo:border="none" style:writing-mode="page"/>
    </style:style>
    <style:style style:name="Tabla1.3" style:family="table-row">
      <style:table-row-properties fo:background-color="transparent">
        <style:background-image/>
      </style:table-row-properties>
    </style:style>
    <style:style style:name="Tabla2" style:family="table">
      <style:table-properties style:width="15cm" fo:margin-left="1cm" fo:margin-right="1cm" table:align="margins" fo:background-color="transparent">
        <style:background-image/>
      </style:table-properties>
    </style:style>
    <style:style style:name="Tabla2.A" style:family="table-column">
      <style:table-column-properties style:column-width="15cm" style:rel-column-width="850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ababab" fo:padding="0.097cm" fo:border="0.5pt solid #000000" style:writing-mode="page">
        <style:background-image/>
      </style:table-cell-properties>
    </style:style>
    <style:style style:name="Tabla3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199cm" fo:border="none" style:writing-mode="page"/>
    </style:style>
    <style:style style:name="Tabla3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style:font-name="Arial" officeooo:rsid="00150978" officeooo:paragraph-rsid="00150978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3" style:family="paragraph" style:parent-style-name="Standard"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4" style:family="paragraph" style:parent-style-name="Standard">
      <style:text-properties style:font-name="Arial" officeooo:rsid="00160a24" officeooo:paragraph-rsid="00160a24"/>
    </style:style>
    <style:style style:name="P5" style:family="paragraph" style:parent-style-name="Standard">
      <style:text-properties style:font-name="Arial" fo:font-size="14pt" officeooo:rsid="00150978" officeooo:paragraph-rsid="0015097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84d1" style:font-name="Arial" fo:font-size="44pt" fo:font-weight="bold" officeooo:rsid="00150978" officeooo:paragraph-rsid="00150978" style:font-size-asian="44pt" style:font-weight-asian="bold" style:font-size-complex="4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6pt" fo:font-weight="bold" officeooo:rsid="00150978" officeooo:paragraph-rsid="00150978" style:font-size-asian="16pt" style:font-weight-asian="bold" style:font-size-complex="16pt" style:font-weight-complex="bold"/>
    </style:style>
    <style:style style:name="P8" style:family="paragraph" style:parent-style-name="Footer">
      <style:paragraph-properties fo:text-align="start" style:justify-single-word="false"/>
      <style:text-properties officeooo:paragraph-rsid="0021e41f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44pt" style:text-underline-style="solid" style:text-underline-width="auto" style:text-underline-color="font-color" fo:font-weight="bold" officeooo:rsid="00150978" officeooo:paragraph-rsid="00150978" style:font-size-asian="44pt" style:font-weight-asian="bold" style:font-size-complex="44pt" style:font-weight-complex="bold"/>
    </style:style>
    <style:style style:name="P10" style:family="paragraph" style:parent-style-name="Standard">
      <style:text-properties style:font-name="Arial" fo:font-size="24pt" fo:font-weight="bold" officeooo:rsid="0017b4e5" officeooo:paragraph-rsid="0017b4e5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24pt" style:text-underline-style="none" fo:font-weight="bold" officeooo:rsid="0017b4e5" officeooo:paragraph-rsid="0017b4e5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fo:font-weight="bold" officeooo:rsid="00195d38" officeooo:paragraph-rsid="00195d38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95d38"/>
    </style:style>
    <style:style style:name="P14" style:family="paragraph" style:parent-style-name="Standard">
      <style:paragraph-properties fo:text-align="start" style:justify-single-word="false"/>
      <style:text-properties officeooo:paragraph-rsid="001ae30b"/>
    </style:style>
    <style:style style:name="P15" style:family="paragraph" style:parent-style-name="Standard">
      <style:paragraph-properties fo:text-align="start" style:justify-single-word="false"/>
      <style:text-properties officeooo:paragraph-rsid="001ca8ba"/>
    </style:style>
    <style:style style:name="P16" style:family="paragraph" style:parent-style-name="Standard">
      <style:paragraph-properties fo:text-align="start" style:justify-single-word="false"/>
      <style:text-properties officeooo:paragraph-rsid="001ce86c"/>
    </style:style>
    <style:style style:name="P17" style:family="paragraph" style:parent-style-name="Standard">
      <style:paragraph-properties fo:text-align="start" style:justify-single-word="false"/>
      <style:text-properties officeooo:paragraph-rsid="001e06e0"/>
    </style:style>
    <style:style style:name="P18" style:family="paragraph" style:parent-style-name="Standard">
      <style:paragraph-properties fo:text-align="start" style:justify-single-word="false"/>
      <style:text-properties officeooo:paragraph-rsid="001f59cc"/>
    </style:style>
    <style:style style:name="P19" style:family="paragraph" style:parent-style-name="Standard">
      <style:paragraph-properties fo:text-align="start" style:justify-single-word="false"/>
      <style:text-properties officeooo:paragraph-rsid="0023928c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paragraph-rsid="001ae30b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paragraph-rsid="001ca8ba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1ae30b" officeooo:paragraph-rsid="001ae30b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officeooo:paragraph-rsid="001cb43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ce86c" officeooo:paragraph-rsid="001ce86c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1e06e0" officeooo:paragraph-rsid="001e06e0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weight="normal" officeooo:paragraph-rsid="001ca8b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1e06e0" officeooo:paragraph-rsid="001e06e0"/>
    </style:style>
    <style:style style:name="P28" style:family="paragraph" style:parent-style-name="Standard" style:list-style-name="L1">
      <style:paragraph-properties fo:margin-top="0.101cm" fo:margin-bottom="0.101cm" loext:contextual-spacing="false"/>
      <style:text-properties fo:font-weight="bold" officeooo:paragraph-rsid="00150978" style:font-weight-asian="bold" style:font-weight-complex="bold"/>
    </style:style>
    <style:style style:name="P29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60a24" officeooo:paragraph-rsid="00160a24" style:font-size-asian="14pt" style:font-size-complex="14pt"/>
    </style:style>
    <style:style style:name="P30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95d38" officeooo:paragraph-rsid="00195d38" style:font-size-asian="14pt" style:font-size-complex="14pt"/>
    </style:style>
    <style:style style:name="P31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bold" officeooo:rsid="00160a24" officeooo:paragraph-rsid="00160a2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break-before="page"/>
      <style:text-properties style:font-name="Arial" style:text-underline-style="none" officeooo:rsid="0017b4e5" officeooo:paragraph-rsid="0017b4e5"/>
    </style:style>
    <style:style style:name="P33" style:family="paragraph" style:parent-style-name="Standard">
      <style:paragraph-properties fo:text-align="start" style:justify-single-word="false" fo:break-before="page"/>
      <style:text-properties officeooo:paragraph-rsid="001e06e0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6pt" officeooo:paragraph-rsid="00195d38" style:font-size-asian="14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6pt" officeooo:rsid="00195d38" officeooo:paragraph-rsid="00195d38" style:font-size-asian="14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6pt" officeooo:rsid="001ce86c" officeooo:paragraph-rsid="001ce86c" style:font-size-asian="14pt" style:font-size-complex="16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size="14pt" officeooo:rsid="00150978" style:font-size-asian="14pt" style:font-size-complex="14pt"/>
    </style:style>
    <style:style style:name="T4" style:family="text">
      <style:text-properties style:font-name="Arial" fo:font-size="14pt" officeooo:rsid="00160a24" style:font-size-asian="14pt" style:font-size-complex="14pt"/>
    </style:style>
    <style:style style:name="T5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20pt" fo:font-weight="normal" officeooo:rsid="00195d38" style:font-size-asian="20pt" style:font-weight-asian="normal" style:font-size-complex="20pt" style:font-weight-complex="normal"/>
    </style:style>
    <style:style style:name="T7" style:family="text">
      <style:text-properties style:font-name="Arial" fo:font-size="20pt" fo:font-weight="normal" officeooo:rsid="001ae30b" style:font-size-asian="20pt" style:font-weight-asian="normal" style:font-size-complex="20pt" style:font-weight-complex="normal"/>
    </style:style>
    <style:style style:name="T8" style:family="text">
      <style:text-properties style:font-name="Arial" fo:font-size="20pt" fo:font-weight="normal" officeooo:rsid="001ca8ba" style:font-size-asian="20pt" style:font-weight-asian="normal" style:font-size-complex="20pt" style:font-weight-complex="normal"/>
    </style:style>
    <style:style style:name="T9" style:family="text">
      <style:text-properties style:font-name="Arial" fo:font-size="20pt" style:text-underline-style="none" fo:font-weight="normal" officeooo:rsid="00195d38" style:font-size-asian="20pt" style:font-weight-asian="normal" style:font-size-complex="20pt" style:font-weight-complex="normal"/>
    </style:style>
    <style:style style:name="T10" style:family="text">
      <style:text-properties style:font-name="Arial" fo:font-size="20pt" style:text-underline-style="none" fo:font-weight="normal" officeooo:rsid="001ca8ba" style:font-size-asian="20pt" style:font-weight-asian="normal" style:font-size-complex="20pt" style:font-weight-complex="normal"/>
    </style:style>
    <style:style style:name="T11" style:family="text">
      <style:text-properties style:font-name="Arial" fo:font-size="20pt" style:text-underline-style="none" fo:font-weight="normal" officeooo:rsid="001cb439" style:font-size-asian="20pt" style:font-weight-asian="normal" style:font-size-complex="20pt" style:font-weight-complex="normal"/>
    </style:style>
    <style:style style:name="T12" style:family="text">
      <style:text-properties style:font-name="Arial" fo:font-size="20pt" style:text-underline-style="none" fo:font-weight="normal" officeooo:rsid="001e06e0" style:font-size-asian="20pt" style:font-weight-asian="normal" style:font-size-complex="20pt" style:font-weight-complex="normal"/>
    </style:style>
    <style:style style:name="T13" style:family="text">
      <style:text-properties style:font-name="Arial" officeooo:rsid="00195d38"/>
    </style:style>
    <style:style style:name="T14" style:family="text">
      <style:text-properties style:font-name="Arial" fo:font-size="16pt" style:text-underline-style="none" fo:font-weight="normal" officeooo:rsid="001cb439" style:font-size-asian="16pt" style:font-weight-asian="normal" style:font-size-complex="16pt" style:font-weight-complex="normal"/>
    </style:style>
    <style:style style:name="T15" style:family="text">
      <style:text-properties style:font-name="Arial" fo:font-size="16pt" style:text-underline-style="none" fo:font-weight="normal" officeooo:rsid="001ce86c" style:font-size-asian="16pt" style:font-weight-asian="normal" style:font-size-complex="16pt" style:font-weight-complex="normal"/>
    </style:style>
    <style:style style:name="T16" style:family="text">
      <style:text-properties style:font-name="Arial" fo:font-size="16pt" style:text-underline-style="none" fo:font-weight="normal" officeooo:rsid="001f59cc" style:font-size-asian="16pt" style:font-weight-asian="normal" style:font-size-complex="16pt" style:font-weight-complex="normal"/>
    </style:style>
    <style:style style:name="T17" style:family="text">
      <style:text-properties style:font-name="Arial" fo:font-size="16pt" style:text-underline-style="none" fo:font-weight="normal" officeooo:rsid="0023928c" style:font-size-asian="16pt" style:font-weight-asian="normal" style:font-size-complex="16pt" style:font-weight-complex="normal"/>
    </style:style>
    <style:style style:name="T18" style:family="text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T19" style:family="text">
      <style:text-properties style:font-name="Arial" fo:font-size="16pt" style:text-underline-style="none" fo:font-weight="bold" officeooo:rsid="001ce86c" style:font-size-asian="16pt" style:font-weight-asian="bold" style:font-size-complex="16pt" style:font-weight-complex="bold"/>
    </style:style>
    <style:style style:name="T20" style:family="text">
      <style:text-properties style:font-name="Arial" officeooo:rsid="00195d38" style:font-size-asian="14pt"/>
    </style:style>
    <style:style style:name="T21" style:family="text">
      <style:text-properties style:font-name="Arial" officeooo:rsid="001bc427"/>
    </style:style>
    <style:style style:name="T22" style:family="text">
      <style:text-properties style:font-name="Arial" fo:font-size="24pt" style:text-underline-style="none" fo:font-weight="bold" officeooo:rsid="001bc427" style:font-size-asian="24pt" style:font-weight-asian="bold" style:font-size-complex="24pt" style:font-weight-complex="bold"/>
    </style:style>
    <style:style style:name="T23" style:family="text">
      <style:text-properties style:font-name="Arial" fo:font-size="24pt" style:text-underline-style="none" fo:font-weight="bold" officeooo:rsid="001ca8ba" style:font-size-asian="24pt" style:font-weight-asian="bold" style:font-size-complex="24pt" style:font-weight-complex="bold"/>
    </style:style>
    <style:style style:name="T24" style:family="text">
      <style:text-properties style:font-name="Arial" fo:font-size="24pt" style:text-underline-style="none" officeooo:rsid="001ca8ba" style:font-size-asian="24pt" style:font-size-complex="24pt"/>
    </style:style>
    <style:style style:name="T25" style:family="text">
      <style:text-properties style:font-name="Arial" style:text-underline-style="none" fo:font-weight="bold" style:font-weight-asian="bold" style:font-weight-complex="bold"/>
    </style:style>
    <style:style style:name="T26" style:family="text">
      <style:text-properties style:font-name="Arial" style:text-underline-style="none" officeooo:rsid="001ca8ba"/>
    </style:style>
    <style:style style:name="T27" style:family="text">
      <style:text-properties style:font-name="Arial" style:text-underline-style="none" fo:font-weight="normal" style:font-weight-asian="normal" style:font-weight-complex="normal"/>
    </style:style>
    <style:style style:name="T28" style:family="text">
      <style:text-properties style:font-name="Arial" style:text-underline-style="none" fo:font-weight="normal" officeooo:rsid="001cb439" style:font-weight-asian="normal" style:font-weight-complex="normal"/>
    </style:style>
    <style:style style:name="T29" style:family="text">
      <style:text-properties style:font-name="Arial" fo:font-size="15pt" style:text-underline-style="solid" style:text-underline-width="auto" style:text-underline-color="font-color" fo:font-weight="normal" officeooo:rsid="001cb439" style:font-size-asian="15pt" style:font-weight-asian="normal" style:font-size-complex="15pt" style:font-weight-complex="normal"/>
    </style:style>
    <style:style style:name="T30" style:family="text">
      <style:text-properties fo:font-size="20pt" fo:font-weight="normal" officeooo:rsid="00195d38" style:font-size-asian="20pt" style:font-weight-asian="normal" style:font-size-complex="20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 loext:padding="0cm" loext:border="none"/>
    </style:style>
    <style:style style:name="T36" style:family="text">
      <style:text-properties fo:color="#1b1b1b" style:font-name="Arial" fo:font-weight="normal" officeooo:rsid="0020c8c3" style:font-weight-asian="normal" style:font-weight-complex="normal"/>
    </style:style>
    <style:style style:name="T37" style:family="text">
      <style:text-properties style:font-name="Arial"/>
    </style:style>
    <style:style style:name="T38" style:family="text">
      <style:text-properties style:font-name="Arial" officeooo:rsid="00202582"/>
    </style:style>
    <style:style style:name="T39" style:family="text">
      <style:text-properties fo:color="#0084d1" style:font-name="Arial" fo:font-weight="bold" officeooo:rsid="00202582" style:font-weight-asian="bold" style:font-weight-complex="bold"/>
    </style:style>
    <style:style style:name="T40" style:family="text">
      <style:text-properties officeooo:rsid="0023928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41cm, 0.173cm, 0.194cm, 19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9">Red de Libros</text:p>
      <text:p text:style-name="P2"/>
      <text:p text:style-name="P2">Manual de instalación</text:p>
      <text:p text:style-name="P1"/>
      <text:p text:style-name="P1"/>
      <text:p text:style-name="P7"/>
      <text:p text:style-name="P3">Tabla de Contenido</text:p>
      <text:p text:style-name="P5"/>
      <text:p text:style-name="P5"/>
      <text:p text:style-name="P5"/>
      <text:list xml:id="list2691035501" text:style-name="L1">
        <text:list-item>
          <text:p text:style-name="P28"><text:span text:style-name="T3">Requisitos </text:span><text:span text:style-name="T4">técnicos.</text:span></text:p>
          <text:list>
            <text:list-item>
              <text:p text:style-name="P29">Requerimientos de hardware.</text:p>
            </text:list-item>
            <text:list-item>
              <text:p text:style-name="P29">Requerimientos de software.</text:p>
            </text:list-item>
            <text:list-item>
              <text:p text:style-name="P30">Otros requisitos.</text:p>
            </text:list-item>
          </text:list>
        </text:list-item>
        <text:list-item>
          <text:p text:style-name="P31">Preparación antes de la instalación.</text:p>
          <text:list>
            <text:list-item>
              <text:p text:style-name="P29">Descarga de programas necesarios.</text:p>
            </text:list-item>
            <text:list-item>
              <text:p text:style-name="P29">Instalación de las dependencias.</text:p>
            </text:list-item>
          </text:list>
        </text:list-item>
        <text:list-item>
          <text:p text:style-name="P31">Instalación de la aplicación.</text:p>
          <text:list>
            <text:list-item>
              <text:p text:style-name="P29">Preparación.</text:p>
            </text:list-item>
            <text:list-item>
              <text:p text:style-name="P29">Instalación.</text:p>
            </text:list-item>
            <text:list-item>
              <text:p text:style-name="P29">Prueba de ejecución.</text:p>
            </text:list-item>
          </text:list>
        </text:list-item>
        <text:list-item>
          <text:p text:style-name="P31">Configuración básica de la aplicación.</text:p>
          <text:list>
            <text:list-item>
              <text:p text:style-name="P29">Conexión con la base de datos.</text:p>
            </text:list-item>
            <text:list-item>
              <text:p text:style-name="P29">Prueba de conexión.</text:p>
            </text:list-item>
          </text:list>
        </text:list-item>
        <text:list-item>
          <text:p text:style-name="P31">Importación de datos.</text:p>
          <text:list>
            <text:list-item>
              <text:p text:style-name="P29">Importar contenido a la base de datos.</text:p>
            </text:list-item>
            <text:list-item>
              <text:p text:style-name="P29">Prueba de funcionamiento.</text:p>
            </text:list-item>
            <text:list-item>
              <text:p text:style-name="P29">Mensajes de error.</text:p>
            </text:list-item>
          </text:list>
        </text:list-item>
      </text:list>
      <text:p text:style-name="P4"/>
      <text:p text:style-name="P32"><text:span text:style-name="T33">1. Requisitos técnicos.</text:span></text:p>
      <text:p text:style-name="P11"/>
      <text:p text:style-name="P10"><text:span text:style-name="T30"><text:tab/>1.1 Requisitos de hardware</text:span></text:p>
      <text:p text:style-name="P12"><text:span text:style-name="T31"/></text:p>
      <text:p text:style-name="P12"><text:span text:style-name="T31">La aplicación “Red de Libros” necesita que el computador donde se va a ejecutar tenga las siguientes </text:span><text:span text:style-name="T1">características</text:span><text:span text:style-name="T31"> técnicas como mínimo.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7">Procesador</text:p>
          </table:table-cell>
          <table:table-cell table:style-name="Tabla1.A1" office:value-type="string">
            <text:p text:style-name="P37">Procesador de 64 bits</text:p>
          </table:table-cell>
        </table:table-row>
        <table:table-row>
          <table:table-cell table:style-name="Tabla1.A1" office:value-type="string">
            <text:p text:style-name="P36">Memoria RAM</text:p>
          </table:table-cell>
          <table:table-cell table:style-name="Tabla1.A1" office:value-type="string">
            <text:p text:style-name="P36">2 GB</text:p>
          </table:table-cell>
        </table:table-row>
        <table:table-row table:style-name="Tabla1.3">
          <table:table-cell table:style-name="Tabla1.A1" office:value-type="string">
            <text:p text:style-name="P36">Espacio en el Disco</text:p>
          </table:table-cell>
          <table:table-cell table:style-name="Tabla1.A1" office:value-type="string">
            <text:p text:style-name="P34">300 MB</text:p>
          </table:table-cell>
        </table:table-row>
        <table:table-row>
          <table:table-cell table:style-name="Tabla1.A1" office:value-type="string">
            <text:p text:style-name="P34">Impresora</text:p>
          </table:table-cell>
          <table:table-cell table:style-name="Tabla1.A1" office:value-type="string">
            <text:p text:style-name="P34">Tamaño de papel A4</text:p>
          </table:table-cell>
        </table:table-row>
      </table:table>
      <text:p text:style-name="P12"><text:span text:style-name="T31"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4"><text:span text:style-name="T32">Importante:</text:span> Si no se cumplen estos requerimientos puede que la aplicación no funcione correctamente.</text:p>
          </table:table-cell>
        </table:table-row>
      </table:table>
      <text:p text:style-name="P12"><text:span text:style-name="T31"/></text:p>
      <text:p text:style-name="P13"><text:span text:style-name="T6"><text:tab/>1.2 Requisitos de software</text:span></text:p>
      <text:p text:style-name="P13"><text:span text:style-name="T6"/></text:p>
      <text:p text:style-name="P20"><text:span text:style-name="T13">Los requerimientos de software para la aplicación </text:span><text:span text:style-name="T20">“Red de Libros”</text:span><text:span text:style-name="T13"> son los siguientes:</text:span></text:p>
      <text:p text:style-name="P12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7">Sistema</text:p>
          </table:table-cell>
          <table:table-cell table:style-name="Tabla3.A1" office:value-type="string">
            <text:p text:style-name="P37">Sistema de 64 bits</text:p>
          </table:table-cell>
        </table:table-row>
        <table:table-row>
          <table:table-cell table:style-name="Tabla3.A1" office:value-type="string">
            <text:p text:style-name="P36">Sistema Operativo</text:p>
          </table:table-cell>
          <table:table-cell table:style-name="Tabla3.A1" office:value-type="string">
            <text:p text:style-name="P36">Windows 7, Windows vista, Windows 8, Windows 8.1, Windows 10</text:p>
          </table:table-cell>
        </table:table-row>
        <table:table-row table:style-name="Tabla3.3">
          <table:table-cell table:style-name="Tabla3.A1" office:value-type="string">
            <text:p text:style-name="P36">Actualizaciones de Seguridad</text:p>
          </table:table-cell>
          <table:table-cell table:style-name="Tabla3.A1" office:value-type="string">
            <text:p text:style-name="P35">Se recomienda que el computador tenga todas las actualizaciones de seguridad provista por el fabricante del Sistema Operativo.</text:p>
          </table:table-cell>
        </table:table-row>
      </table:table>
      <text:p text:style-name="P14"><text:soft-page-break/><text:span text:style-name="T6"><text:tab/>1.</text:span><text:span text:style-name="T8">3</text:span><text:span text:style-name="T6"> </text:span><text:span text:style-name="T7">Otros requisitos.</text:span></text:p>
      <text:p text:style-name="P14"><text:span text:style-name="T7"/></text:p>
      <text:p text:style-name="P22"><text:span text:style-name="T13">P</text:span><text:span text:style-name="T2">uede que sea necesario </text:span><text:span text:style-name="T21">conexión a internet para descargar dependencias como Java.</text:span></text:p>
      <text:p text:style-name="P22"><text:span text:style-name="T21"/></text:p>
      <text:p text:style-name="P15"><text:span text:style-name="T23">2</text:span><text:span text:style-name="T22">. </text:span><text:span text:style-name="T23">Preparación antes de la instalación.</text:span></text:p>
      <text:p text:style-name="P26"><text:span text:style-name="T24"/></text:p>
      <text:p text:style-name="P21"><text:span text:style-name="T26">La instalación del sistema “Red de Libros” requiere de algunos pasos previos, con el objetivo de lograr una instalación exitosa. </text:span></text:p>
      <text:p text:style-name="P15"><text:span text:style-name="T23"/></text:p>
      <text:p text:style-name="P15"><text:span text:style-name="T23"><text:tab/></text:span><text:span text:style-name="T10">2</text:span><text:span text:style-name="T9">.</text:span><text:span text:style-name="T10">1</text:span><text:span text:style-name="T9"> </text:span><text:span text:style-name="T11">Descarga de programas necesarios.</text:span></text:p>
      <text:p text:style-name="P15"><text:span text:style-name="T11"/></text:p>
      <text:p text:style-name="P18"><text:span text:style-name="T14">Es necesario instalar Java JDK 11 para el funcionamiento de la aplicación. Puedes conseguir el instalador en la carpeta de instalación de “Red de libros”.</text:span></text:p>
      <text:p text:style-name="P18"><text:span text:style-name="T14"/></text:p>
      <text:p text:style-name="P18"><text:span text:style-name="T16">Si no puedes obtener el instalador de esta manera, también</text:span><text:span text:style-name="T14"> puedes descargarlo en: </text:span></text:p>
      <text:p text:style-name="P18"><text:a xlink:type="simple" xlink:href="https://www.oracle.com/java/technologies/javase-jdk11-downloads.html" text:style-name="Internet_20_link" text:visited-style-name="Visited_20_Internet_20_Link"><text:span text:style-name="T29">https://www.oracle.com/java/technologies/javase-jdk11-downloads.html</text:span></text:a></text:p>
      <text:p text:style-name="P23"><text:span text:style-name="T28"/></text:p>
      <text:p text:style-name="P16"><text:span text:style-name="T14">P</text:span><text:span text:style-name="T15">ara descargarlo de la página, hay que bajar hasta </text:span><text:span text:style-name="T18">Java SE Development Kit 11.0.7 </text:span><text:span text:style-name="T15">y en la tabla seleccionar el sistema operativo, en este caso </text:span><text:span text:style-name="T19">Windows x64 Installer</text:span><text:span text:style-name="T15"> en</text:span><text:span text:style-name="T34"> </text:span><text:a xlink:type="simple" xlink:href="https://www.oracle.com/java/technologies/javase-jdk11-downloads.html#license-lightbox" text:style-name="Internet_20_link" text:visited-style-name="Visited_20_Internet_20_Link"><text:span text:style-name="T35">jdk-11.0.7_windows-x64_bin.exe</text:span></text:a><text:span text:style-name="T34"> .</text:span></text:p>
      <text:p text:style-name="P16"><text:span text:style-name="T34"/></text:p>
      <text:p text:style-name="P24"><draw:frame draw:style-name="fr2" draw:name="Imagen1" text:anchor-type="char" svg:x="2.921cm" svg:y="0.238cm" svg:width="10.351cm" svg:height="1.681cm" draw:z-index="0"><draw:image xlink:href="Pictures/100002010000046E0000004E14A107E26FBC1CB8.png" xlink:type="simple" xlink:show="embed" xlink:actuate="onLoad" loext:mime-type="image/png"/></draw:frame><text:span text:style-name="T27"/></text:p>
      <text:p text:style-name="P23"/>
      <text:p text:style-name="P23"/>
      <text:p text:style-name="P23"/>
      <text:p text:style-name="P25"><text:span text:style-name="T27">Una vez descargado deberías tener un archivo como este en la carpeta </text:span><text:span text:style-name="T25">Descargas</text:span><text:span text:style-name="T27">.</text:span></text:p>
      <text:p text:style-name="P27"><text:span text:style-name="T5"/></text:p>
      <text:p text:style-name="P27"><draw:frame draw:style-name="fr1" draw:name="Imagen2" text:anchor-type="char" svg:x="4.683cm" svg:y="0.053cm" svg:width="6.705cm" svg:height="1.757cm" draw:z-index="1"><draw:image xlink:href="Pictures/10000201000000A40000002B889A0964E4FFD493.png" xlink:type="simple" xlink:show="embed" xlink:actuate="onLoad" loext:mime-type="image/png"/></draw:frame><text:span text:style-name="T5"/></text:p>
      <text:p text:style-name="P33"><text:span text:style-name="T10"><text:tab/>2</text:span><text:span text:style-name="T9">.</text:span><text:span text:style-name="T12">2</text:span><text:span text:style-name="T9"> </text:span><text:span text:style-name="T12">Instalación de dependencias.</text:span></text:p>
      <text:p text:style-name="P17"><text:span text:style-name="T12"/></text:p>
      <text:p text:style-name="P19"><text:span text:style-name="T17">Procedemos a la instalación dando doble click al archivo, nos pedirá permisos de administrador, le damos que Si se abrirá la instalación del JavaJDK 11.</text:span></text:p>
      <text:p text:style-name="P19"><text:span text:style-name="T17"/></text:p>
      <text:p text:style-name="P19"><text:span text:style-name="T17"/></text:p>
      <text:p text:style-name="P17"><text:span text:style-name="T12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21e41f"/>
    </style:style>
    <style:style style:name="MT1" style:family="text">
      <style:text-properties style:font-name="Arial" officeooo:rsid="00202582"/>
    </style:style>
    <style:style style:name="MT2" style:family="text">
      <style:text-properties style:font-name="Arial"/>
    </style:style>
    <style:style style:name="MT3" style:family="text">
      <style:text-properties fo:color="#0084d1" style:font-name="Arial" fo:font-weight="bold" officeooo:rsid="00202582" style:font-weight-asian="bold" style:font-weight-complex="bold"/>
    </style:style>
    <style:style style:name="MT4" style:family="text">
      <style:text-properties fo:color="#1b1b1b" style:font-name="Arial" fo:font-weight="normal" officeooo:rsid="0020c8c3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-top="0.101cm" fo:padding-bottom="0cm" fo:padding-left="0.499cm" fo:padding-right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Index"/>
    <style:master-page style:name="Index" style:page-layout-name="Mpm2">
      <style:footer>
        <text:p text:style-name="MP1"><text:span text:style-name="MT1">Página </text:span><text:span text:style-name="MT2"><text:page-number text:select-page="current">3</text:page-number></text:span><text:span text:style-name="MT2"><text:s/></text:span><text:span text:style-name="MT1">de </text:span><text:span text:style-name="MT1"><text:page-count>5</text:page-count></text:span><text:span text:style-name="MT1"><text:tab/>Manual de Instalación </text:span><text:span text:style-name="MT3">Red de Libros<text:tab/></text:span><text:span text:style-name="MT4">202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22:23:15.412000000</meta:creation-date>
    <dc:date>2020-06-03T23:32:09.910000000</dc:date>
    <meta:editing-duration>PT44M31S</meta:editing-duration>
    <meta:editing-cycles>16</meta:editing-cycles>
    <meta:generator>LibreOffice/6.4.4.2$Windows_X86_64 LibreOffice_project/3d775be2011f3886db32dfd395a6a6d1ca2630ff</meta:generator>
    <meta:document-statistic meta:table-count="3" meta:image-count="2" meta:object-count="0" meta:page-count="5" meta:paragraph-count="55" meta:word-count="375" meta:character-count="2455" meta:non-whitespace-character-count="2144"/>
  </office:meta>
</office:document-meta>
</file>